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Menlo-Regular" fo:font-size="11pt" style:text-underline-style="solid" style:text-underline-width="auto" style:text-underline-color="font-color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Menlo-Regular" fo:font-size="11pt" fo:letter-spacing="normal" fo:font-style="normal" fo:font-weight="bold" style:font-name-asian="Menlo-Regular" style:font-size-asian="11pt" style:font-name-complex="Menlo-Regular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14" style:family="paragraph" style:parent-style-name="Preformatted_20_Text" style:list-style-name="L3">
      <style:paragraph-properties fo:text-align="start" style:justify-single-word="false"/>
    </style:style>
    <style:style style:name="T1" style:family="text">
      <style:text-properties style:font-name="Menlo-Regular"/>
    </style:style>
    <style:style style:name="T2" style:family="text">
      <style:text-properties style:font-name="Menlo-Regular" style:font-name-asian="Menlo-Regular" style:font-size-asian="11pt" style:font-name-complex="Menlo-Regular" style:font-size-complex="11pt"/>
    </style:style>
    <style:style style:name="T3" style:family="text">
      <style:text-properties fo:font-variant="normal" fo:text-transform="none" fo:color="#222222" style:font-name="Menlo-Regular" fo:font-size="12pt" fo:letter-spacing="normal" fo:font-style="normal" fo:font-weight="bold"/>
    </style:style>
    <style:style style:name="T4" style:family="text"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T5" style:family="text">
      <style:text-properties fo:font-variant="normal" fo:text-transform="none" fo:color="#000000" style:font-name="Consolas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or.jar</text:p>
      <text:p text:style-name="P1"/>
      <text:list xml:id="list422804456702133654" text:style-name="L1">
        <text:list-item>
          <text:p text:style-name="P6">Generar un jar</text:p>
          <text:list>
            <text:list-item>
              <text:p text:style-name="P6">Ir al directorio del proyecto y en el terminal</text:p>
            </text:list-item>
            <text:list-item>
              <text:p text:style-name="P6">mvn clean install</text:p>
            </text:list-item>
            <text:list-item>
              <text:p text:style-name="P6">al finalizar el proceso el jar esta dentro de la carpeta target en el directorio del proyecto</text:p>
            </text:list-item>
          </text:list>
        </text:list-item>
        <text:list-item>
          <text:p text:style-name="P6">Copiar el jar al escritorio</text:p>
        </text:list-item>
        <text:list-item>
          <text:p text:style-name="P6">Cambiar le nombre del jar por jon-gestor-v0.0.1.jar</text:p>
        </text:list-item>
        <text:list-item>
          <text:p text:style-name="P6">Abrir el termina en el escritorio y escribir</text:p>
          <text:list>
            <text:list-item>
              <text:p text:style-name="P8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    </text:list-item>
            <text:list-item>
              <text:p text:style-name="P9">Tras escribir la contraseña el archivo se subira la servidor</text:p>
            </text:list-item>
          </text:list>
        </text:list-item>
        <text:list-item>
          <text:p text:style-name="P9">Conectarte al servidor con ssh <text:a xlink:type="simple" xlink:href="mailto:root@gestor.djmrbug.com" text:style-name="Internet_20_link" text:visited-style-name="Visited_20_Internet_20_Link">root@gestor.djmrbug.com</text:a></text:p>
        </text:list-item>
        <text:list-item>
          <text:p text:style-name="P9">Entrar en la carpeta jon-gestor</text:p>
        </text:list-item>
        <text:list-item>
          <text:p text:style-name="P9">ejecutar el jar con el comando: </text:p>
          <text:list>
            <text:list-item>
              <text:p text:style-name="P8">nohup java -jar jon-gestor-v0.0.1.jar &gt; output.log &amp;</text:p>
            </text:list-item>
            <text:list-item>
              <text:p text:style-name="P9">ver el log del proceso con: <text:span text:style-name="T1">tail -n 100 -f output.log</text:span></text:p>
            </text:list-item>
            <text:list-item>
              <text:p text:style-name="P10"><text:span text:style-name="T2">buscar procesos java: </text:span><text:span text:style-name="T3">ps -aux | grep java</text:span></text:p>
              <text:p text:style-name="P11"/>
            </text:list-item>
          </text:list>
          <text:p text:style-name="P11"/>
          <text:p text:style-name="P11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</text:list-item>
      </text:list>
      <text:p text:style-name="P2">nohup java -jar jon-gestor-v0.0.1.jar &gt; output.log &amp;</text:p>
      <text:p text:style-name="P3">tail -n 100 -f output.log</text:p>
      <text:p text:style-name="P4">ps -aux | grep java</text:p>
      <text:p text:style-name="P4"/>
      <text:p text:style-name="P4"/>
      <text:list xml:id="list503662031445156392" text:style-name="L2">
        <text:list-item>
          <text:p text:style-name="P12">Directorio backups</text:p>
          <text:list>
            <text:list-item>
              <text:p text:style-name="P12">/data/MySQL-Backups/bkp/gestor</text:p>
            </text:list-item>
            <text:list-item>
              <text:p text:style-name="P12">Backups: diarios, semanales y mensuales</text:p>
            </text:list-item>
          </text:list>
        </text:list-item>
      </text:list>
      <text:p text:style-name="P4"/>
      <text:p text:style-name="P4"/>
      <text:p text:style-name="P4"/>
      <text:p text:style-name="P5">Como generar el archivo .p12</text:p>
      <text:p text:style-name="P5"/>
      <text:list xml:id="list2748786850697396443" text:style-name="L3">
        <text:list-item>
          <text:p text:style-name="P13">generar un archivo p12 online, link:</text:p>
          <text:list>
            <text:list-item>
              <text:p text:style-name="P7"><text:span text:style-name="T4"><text:s/>archivo certificado → .crt</text:span></text:p>
            </text:list-item>
            <text:list-item>
              <text:p text:style-name="P7"><text:span text:style-name="T4">clave privada archivo → .key</text:span></text:p>
            </text:list-item>
            <text:list-item>
              <text:p text:style-name="P7"><text:span text:style-name="T4">certificado chain → chain.pem</text:span></text:p>
            </text:list-item>
            <text:list-item>
              <text:p text:style-name="P7"><text:span text:style-name="T4">certifiado chain 2 → bundle.pem/fullchain.pem</text:span></text:p>
            </text:list-item>
            <text:list-item>
              <text:p text:style-name="P7"><text:span text:style-name="T4">contraseña: 943332643</text:span></text:p>
            </text:list-item>
          </text:list>
        </text:list-item>
        <text:list-item>
          <text:p text:style-name="P7">introducir <text:s/>la siguiente linea de comandos:</text:p>
          <text:list>
            <text:list-item>
              <text:p text:style-name="P14"><text:span text:style-name="Source_20_Text"><text:span text:style-name="T5">keytool -import -alias tomcat -file myCertificate.crt -keystore keystore.p12 -storepass password</text:span></text:span></text:p>
              <text:list>
                <text:list-item>
                  <text:p text:style-name="P14"><text:span text:style-name="Source_20_Text"><text:span text:style-name="T5">myCertificate.cr → ubicación archivo .crt</text:span></text:span></text:p>
                </text:list-item>
                <text:list-item>
                  <text:p text:style-name="P14"><text:span text:style-name="Source_20_Text"><text:span text:style-name="T5">keystore.p12 → ubicación archivo .p12</text:span></text:span></text:p>
                </text:list-item>
                <text:list-item>
                  <text:p text:style-name="P14"><text:span text:style-name="Source_20_Text"><text:span text:style-name="T5">tomcat → el alias del certificado → 1</text:span></text:span></text:p>
                </text:list-item>
                <text:list-item>
                  <text:p text:style-name="P14"><text:span text:style-name="Source_20_Text"><text:span text:style-name="T5">password → contraseña del archivo .p12 → 943332643</text:span></text:span></text:p>
                </text:list-item>
              </text:list>
            </text:list-item>
          </text:list>
        </text:list-item>
        <text:list-item>
          <text:p text:style-name="P14"><text:span text:style-name="Source_20_Text"><text:span text:style-name="T5">Sustituir el archivo .p12 del proyecto con el nuevo</text:span></text:span></text:p>
        </text:list-item>
        <text:list-item>
          <text:p text:style-name="P14"><text:span text:style-name="Source_20_Text"><text:span text:style-name="T5">Tener en cuenta la fecha de caducidad del certificado, el actual se caducad el 20 de Noviembre de 2020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dc:date>2020-08-23T13:52:45</dc:date>
    <dc:creator>jon mikel ollo</dc:creator>
    <meta:editing-duration>PT2H6M15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1" meta:paragraph-count="38" meta:word-count="276" meta:character-count="1779"/>
  </office:meta>
</office:document-meta>
</file>